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251cm" svg:height="8.016cm" svg:x="0.549cm" svg:y="1.1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6T14:29:54.041664114</dc:date>
    <meta:editing-duration>PT3M41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52cm" svg:height="8.017cm" xlink:href="." xlink:type="simple" chart:class="chart:scatter" chart:style-name="ch1">
        <chart:plot-area chart:style-name="ch2" chart:data-source-has-labels="both" svg:x="0.285cm" svg:y="0.16cm" svg:width="13.682cm" svg:height="7.697cm">
          <chartooo:coordinate-region svg:x="0.827cm" svg:y="0.359cm" svg:width="13.046cm" svg:height="7.29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3746667664357">
                <text:p>-1.3746667664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25131011283515">
                <text:p>-1.25131011283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13187544731532">
                <text:p>-1.13187544731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01824632589828">
                <text:p>-1.01824632589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12214747707527">
                <text:p>-0.912214747707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815452894071311">
                <text:p>-0.815452894071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29486757224211">
                <text:p>-0.729486757224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655672074497985">
                <text:p>-0.655672074497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59517294753398">
                <text:p>-0.595172947533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48943483704846">
                <text:p>-0.548943483704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517712749271311">
                <text:p>-0.517712749271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501973271571728">
                <text:p>-0.501973271571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501973271571728">
                <text:p>-0.501973271571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517712749271311">
                <text:p>-0.517712749271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548943483704846">
                <text:p>-0.548943483704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595172947533981">
                <text:p>-0.59517294753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655672074497985">
                <text:p>-0.6556720744979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29486757224211">
                <text:p>-0.729486757224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815452894071311">
                <text:p>-0.815452894071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12214747707527">
                <text:p>-0.912214747707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01824632589828">
                <text:p>-1.01824632589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13187544731532">
                <text:p>-1.13187544731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25131011283515">
                <text:p>-1.251310112835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3746667664357">
                <text:p>-1.3746667664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6253332335643">
                <text:p>-1.6253332335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74868988716486">
                <text:p>-1.74868988716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6812455268468">
                <text:p>-1.86812455268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98175367410172">
                <text:p>-1.98175367410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2.08778525229247">
                <text:p>-2.08778525229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2.18454710592869">
                <text:p>-2.18454710592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2.27051324277579">
                <text:p>-2.270513242775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2.34432792550202">
                <text:p>-2.344327925502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2.40482705246602">
                <text:p>-2.4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2.45105651629515">
                <text:p>-2.45105651629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2.48228725072869">
                <text:p>-2.482287250728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2.49802672842827">
                <text:p>-2.498026728428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2.49802672842827">
                <text:p>-2.498026728428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2.48228725072869">
                <text:p>-2.482287250728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5105651629515">
                <text:p>-2.451056516295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40482705246602">
                <text:p>-2.4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34432792550202">
                <text:p>-2.34432792550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27051324277579">
                <text:p>-2.2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2.18454710592869">
                <text:p>-2.184547105928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2.08778525229247">
                <text:p>-2.087785252292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98175367410172">
                <text:p>-1.981753674101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6812455268468">
                <text:p>-1.86812455268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74868988716486">
                <text:p>-1.748689887164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6253332335643">
                <text:p>-1.6253332335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3746667664357">
                <text:p>-1.3746667664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25131011283515">
                <text:p>-1.251310112835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13187544731532">
                <text:p>-1.13187544731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01824632589828">
                <text:p>-1.01824632589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12214747707526">
                <text:p>-0.912214747707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815452894071311">
                <text:p>-0.815452894071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29486757224211">
                <text:p>-0.7294867572242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655672074497985">
                <text:p>-0.655672074497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595172947533981">
                <text:p>-0.595172947533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48943483704846">
                <text:p>-0.5489434837048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517712749271311">
                <text:p>-0.517712749271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501973271571728">
                <text:p>-0.501973271571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501973271571728">
                <text:p>-0.501973271571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517712749271311">
                <text:p>-0.5177127492713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548943483704846">
                <text:p>-0.548943483704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595172947533981">
                <text:p>-0.595172947533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655672074497985">
                <text:p>-0.6556720744979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2948675722421">
                <text:p>-0.729486757224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81545289407131">
                <text:p>-0.815452894071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912214747707527">
                <text:p>-0.912214747707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01824632589828">
                <text:p>-1.01824632589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13187544731532">
                <text:p>-1.13187544731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25131011283514">
                <text:p>-1.25131011283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3746667664357">
                <text:p>-1.3746667664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6253332335643">
                <text:p>-1.62533323356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74868988716485">
                <text:p>-1.748689887164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6812455268468">
                <text:p>-1.86812455268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98175367410172">
                <text:p>-1.98175367410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08778525229247">
                <text:p>-2.087785252292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18454710592869">
                <text:p>-2.184547105928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27051324277579">
                <text:p>-2.270513242775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34432792550202">
                <text:p>-2.34432792550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40482705246602">
                <text:p>-2.4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5105651629515">
                <text:p>-2.451056516295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48228725072869">
                <text:p>-2.482287250728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49802672842827">
                <text:p>-2.49802672842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49802672842827">
                <text:p>-2.498026728428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48228725072869">
                <text:p>-2.48228725072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5105651629515">
                <text:p>-2.451056516295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40482705246602">
                <text:p>-2.40482705246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34432792550202">
                <text:p>-2.34432792550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27051324277579">
                <text:p>-2.2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18454710592869">
                <text:p>-2.1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08778525229247">
                <text:p>-2.087785252292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98175367410172">
                <text:p>-1.98175367410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6812455268468">
                <text:p>-1.86812455268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74868988716486">
                <text:p>-1.74868988716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6253332335643">
                <text:p>-1.62533323356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1.3746667664357">
                <text:p>-1.37466676643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25131011283515">
                <text:p>-1.251310112835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13187544731532">
                <text:p>-1.131875447315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01824632589828">
                <text:p>-1.01824632589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12214747707527">
                <text:p>-0.9122147477075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815452894071311">
                <text:p>-0.8154528940713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729486757224211">
                <text:p>-0.7294867572242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655672074497984">
                <text:p>-0.655672074497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59517294753398">
                <text:p>-0.59517294753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548943483704846">
                <text:p>-0.5489434837048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517712749271311">
                <text:p>-0.5177127492713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501973271571728">
                <text:p>-0.5019732715717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501973271571728">
                <text:p>-0.5019732715717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517712749271311">
                <text:p>-0.5177127492713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548943483704846">
                <text:p>-0.5489434837048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59517294753398">
                <text:p>-0.595172947533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655672074497984">
                <text:p>-0.6556720744979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72948675722421">
                <text:p>-0.729486757224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81545289407131">
                <text:p>-0.81545289407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912214747707526">
                <text:p>-0.912214747707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01824632589828">
                <text:p>-1.01824632589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13187544731532">
                <text:p>-1.131875447315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1.25131011283514">
                <text:p>-1.251310112835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1.3746667664357">
                <text:p>-1.37466676643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1.6253332335643">
                <text:p>-1.62533323356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1.74868988716485">
                <text:p>-1.748689887164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86812455268468">
                <text:p>-1.868124552684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1.98175367410172">
                <text:p>-1.981753674101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2.08778525229247">
                <text:p>-2.087785252292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2.18454710592869">
                <text:p>-2.184547105928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2.27051324277579">
                <text:p>-2.27051324277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2.34432792550202">
                <text:p>-2.344327925502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2.40482705246602">
                <text:p>-2.4048270524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2.45105651629515">
                <text:p>-2.45105651629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2.48228725072869">
                <text:p>-2.482287250728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2.49802672842827">
                <text:p>-2.49802672842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2.49802672842827">
                <text:p>-2.498026728428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2.48228725072869">
                <text:p>-2.482287250728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45105651629515">
                <text:p>-2.45105651629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40482705246602">
                <text:p>-2.40482705246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34432792550202">
                <text:p>-2.344327925502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27051324277579">
                <text:p>-2.270513242775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2.18454710592869">
                <text:p>-2.184547105928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2.08778525229247">
                <text:p>-2.087785252292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98175367410172">
                <text:p>-1.98175367410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86812455268468">
                <text:p>-1.868124552684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1.74868988716485">
                <text:p>-1.748689887164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1.6253332335643">
                <text:p>-1.62533323356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